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S Mincho1" svg:font-family="'MS Mincho', 'ＭＳ 明朝'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master-page-name="Standard">
      <style:paragraph-properties fo:margin-top="0.212cm" fo:margin-bottom="0cm" style:contextual-spacing="false" fo:text-align="center" style:justify-single-word="false" style:page-number="auto"/>
      <style:text-properties fo:background-color="transparent"/>
    </style:style>
    <style:style style:name="P2" style:family="paragraph" style:parent-style-name="Text_20_body">
      <style:paragraph-properties fo:margin-top="0cm" fo:margin-bottom="0.212cm" style:contextual-spacing="false" fo:text-align="center" style:justify-single-word="false"/>
      <style:text-properties fo:font-size="18pt" fo:language="gl" fo:country="ES" fo:background-color="transparent" style:font-size-asian="18pt" style:font-size-complex="18pt"/>
    </style:style>
    <style:style style:name="P3" style:family="paragraph" style:parent-style-name="Text_20_body">
      <style:paragraph-properties fo:margin-top="0cm" fo:margin-bottom="0.199cm" style:contextual-spacing="false" fo:text-align="justify" style:justify-single-word="false"/>
      <style:text-properties fo:font-size="12pt" fo:language="gl" fo:country="ES" fo:background-color="transparent" style:font-size-asian="12pt"/>
    </style:style>
    <style:style style:name="P4" style:family="paragraph" style:parent-style-name="Texto_20_sin_20_formato">
      <style:paragraph-properties fo:margin-left="1.499cm" fo:margin-right="0cm" fo:text-align="justify" style:justify-single-word="false" fo:text-indent="-1.499cm" style:auto-text-indent="false">
        <style:tab-stops/>
      </style:paragraph-properties>
      <style:text-properties fo:background-color="transparent"/>
    </style:style>
    <style:style style:name="P5" style:family="paragraph" style:parent-style-name="Standard">
      <style:paragraph-properties fo:margin-left="1.499cm" fo:margin-right="0cm" fo:text-align="justify" style:justify-single-word="false" fo:text-indent="-1.499cm" style:auto-text-indent="false">
        <style:tab-stops/>
      </style:paragraph-properties>
      <style:text-properties fo:language="gl" fo:country="ES" fo:background-color="transparent"/>
    </style:style>
    <style:style style:name="P6" style:family="paragraph" style:parent-style-name="Standard">
      <style:paragraph-properties fo:margin-top="0.199cm" fo:margin-bottom="0cm" style:contextual-spacing="false" fo:text-align="justify" style:justify-single-word="false"/>
      <style:text-properties fo:font-size="12pt" fo:language="gl" fo:country="ES" fo:background-color="transparent" style:font-size-asian="12pt"/>
    </style:style>
    <style:style style:name="P7" style:family="paragraph" style:parent-style-name="Standard" style:list-style-name="WW8Num3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gl" fo:country="ES" fo:background-color="#ff950e" style:font-size-asian="12pt"/>
    </style:style>
    <style:style style:name="P8" style:family="paragraph" style:parent-style-name="Standard" style:list-style-name="WW8Num3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loext:opacity="100%" fo:font-size="12pt" fo:language="gl" fo:country="ES" fo:background-color="#ff950e" style:font-size-asian="12pt"/>
    </style:style>
    <style:style style:name="P9" style:family="paragraph" style:parent-style-name="Standard" style:list-style-name="WW8Num3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gl" fo:country="ES" fo:background-color="transparent" style:font-size-asian="12pt"/>
    </style:style>
    <style:style style:name="P10" style:family="paragraph" style:parent-style-name="Standard" style:list-style-name="WW8Num3">
      <style:paragraph-properties fo:margin-left="0cm" fo:margin-right="0cm" fo:margin-top="0.3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fo:font-size="12pt" fo:language="gl" fo:country="ES" fo:background-color="transparent" style:font-size-asian="12pt"/>
    </style:style>
    <style:style style:name="T1" style:family="text">
      <style:text-properties officeooo:rsid="00034457"/>
    </style:style>
    <style:style style:name="T2" style:family="text">
      <style:text-properties style:font-name="Courier New1" fo:font-size="11pt" style:font-size-asian="11pt" style:font-size-complex="11pt"/>
    </style:style>
    <style:style style:name="T3" style:family="text">
      <style:text-properties style:font-name="Arial" fo:font-size="11pt" fo:language="gl" fo:country="ES" style:font-name-asian="MS Mincho1" style:font-size-asian="11pt" style:font-name-complex="Arial"/>
    </style:style>
    <style:style style:name="T4" style:family="text">
      <style:text-properties style:font-name="Arial" fo:font-size="11pt" fo:language="gl" fo:country="ES" style:text-underline-style="solid" style:text-underline-width="auto" style:text-underline-color="font-color" style:font-name-asian="MS Mincho1" style:font-size-asian="11pt" style:font-name-complex="Arial"/>
    </style:style>
    <style:style style:name="T5" style:family="text">
      <style:text-properties style:font-name="Arial" fo:font-size="11pt" style:font-name-asian="MS Mincho1" style:font-size-asian="11pt" style:font-name-complex="Arial"/>
    </style:style>
    <style:style style:name="T6" style:family="text">
      <style:text-properties style:font-name="Arial" fo:font-size="11pt" style:text-underline-style="solid" style:text-underline-width="auto" style:text-underline-color="font-color" style:font-name-asian="MS Mincho1" style:font-size-asian="11pt" style:font-name-complex="Arial"/>
    </style:style>
    <style:style style:name="T7" style:family="text"/>
    <style:style style:name="T8" style:family="text">
      <style:text-properties fo:background-color="#ff950e" loext:char-shading-value="0"/>
    </style:style>
    <style:style style:name="T9" style:family="text">
      <style:text-properties style:use-window-font-color="true" loext:opacity="0%"/>
    </style:style>
    <style:style style:name="T10" style:family="text">
      <style:text-properties fo:color="#000000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Bases de Datos</text:p>
      <text:p text:style-name="P2">Unidade <text:span text:style-name="T1">5</text:span>- <text:s/>– Realización de consultas <text:s/></text:p>
      <text:p text:style-name="P3">Dado o esquema da base de datos <text:span text:style-name="T2">empregados</text:span> sobre os empregados e os departamentos dunha determinada empresa usando o MySQL Query Browser. .</text:p>
      <text:p text:style-name="P4"><text:span text:style-name="T3">emp(</text:span><text:span text:style-name="T4">emp_num</text:span><text:span text:style-name="T3">, emp_nome, emp_posto, emp_xefe, emp_dataing, emp_salario, emp_comm, emp_depnum) </text:span></text:p>
      <text:p text:style-name="P5"><text:span text:style-name="T5">dep(</text:span><text:span text:style-name="T6">dep_num</text:span><text:span text:style-name="T5">, dep_nome, dep_loc)</text:span></text:p>
      <text:p text:style-name="P6">Real<text:span text:style-name="T7">izar as consultas SQL necesarias para levar a cabo as seguintes accións:</text:span></text:p>
      <text:list text:style-name="WW8Num3">
        <text:list-item>
          <text:p text:style-name="P7">Obtén os datos dos administrativos.</text:p>
        </text:list-item>
        <text:list-item>
          <text:p text:style-name="P7">Obtén o nome dos departamentos ordenados en orde alfabética inversa.</text:p>
        </text:list-item>
        <text:list-item>
          <text:p text:style-name="P7">Obtén o nome e posto dos empregados, ordenado por salario.</text:p>
        </text:list-item>
        <text:list-item>
          <text:p text:style-name="P7">Obtén os salarios e as comisións dos empregados do departamento 'Vendas'.</text:p>
        </text:list-item>
        <text:list-item>
          <text:p text:style-name="P7">Obtén as comisións.</text:p>
        </text:list-item>
        <text:list-item>
          <text:p text:style-name="P7">Obtén os novos salarios que resultarían de sumar aos empregados do departamento 30 unha gratificación de 1000 Euros.</text:p>
        </text:list-item>
        <text:list-item>
          <text:p text:style-name="P7">Obter os empregados que teñen unha comisión superior á metade do seu salario.</text:p>
        </text:list-item>
        <text:list-item>
          <text:p text:style-name="P7">Obter o salario, comisión e o salario total dos empregados con comisión, ordenado por número de empregado.<text:span text:style-name="T8"/></text:p>
        </text:list-item>
        <text:list-item>
          <text:p text:style-name="P7">Obtén o nome dos empregados que, tendo un salario superior a 1000, teñen como xefe ao empregado de número 7698.<text:span text:style-name="T8"/></text:p>
        </text:list-item>
        <text:list-item>
          <text:p text:style-name="P7">Obtén o conxunto complementario do resultado do exercicio anterior.</text:p>
        </text:list-item>
        <text:list-item>
          <text:p text:style-name="P7">Obtén a porcentaxe que supón a comisión sobre o soldo total, ordenado por nome.</text:p>
        </text:list-item>
        <text:list-item>
          <text:p text:style-name="P7">Obtén os empregados que non dependen de ningún outro, é dicir, que non teñen xefe.</text:p>
        </text:list-item>
        <text:list-item>
          <text:p text:style-name="P7">Obtén os nomes dos departamentos que non sexan 'VENDAS' nin 'I+D', ordenados por localidade.</text:p>
        </text:list-item>
        <text:list-item>
          <text:p text:style-name="P7">Obtén os nomes salarios e comisións dos empregados que perciben un salario situado entre a metade do máximo salario e a media dos salarios.<text:span text:style-name="T8"/></text:p>
        </text:list-item>
        <text:list-item>
          <text:p text:style-name="P7">Obtén a información dispoñible dos empregados cuxo número é un dos seguintes: 7844, 7900, 7521, 7782, 7934, 7678 e 7369. O predicado non debe ser moi longo.</text:p>
        </text:list-item>
        <text:list-item>
          <text:p text:style-name="P7">Ordena os empregados polo seu departamento, e logo, en orde inversa polo seu número.</text:p>
        </text:list-item>
        <text:list-item>
          <text:p text:style-name="P7">Obtén o salario mais alto da empresa, o mais baixo e a diferencia entre eles.</text:p>
        </text:list-item>
        <text:list-item>
          <text:p text:style-name="P7">Sen usar os datos do exercicio anterior, obter quen ten o salario máis alto, o máis baixo e eses salarios.</text:p>
        </text:list-item>
        <text:list-item>
          <text:p text:style-name="P7">Obtén información reflectindo <text:span text:style-name="T9">os nomes, empregos e salarios tanto dos que superan o salario </text:span><text:span text:style-name="T10">de 'Foxo', coma do propio 'Foxo'.</text:span></text:p>
        </text:list-item>
        <text:list-item>
          <text:p text:style-name="P8">Obtén o nome do último empregado por orde alfabética.</text:p>
        </text:list-item>
        <text:list-item>
          <text:p text:style-name="P8">Obtén a media dos salarios dos departamentos cuxo salario mínimo supera os 900 euros. Ademais deberase obter o nome e o código do departamento.</text:p>
        </text:list-item>
        <text:list-item>
          <text:p text:style-name="P8">Obtén o nome dos empregados cuxo salario supera ou coincide ca media de salario da empresa.</text:p>
        </text:list-item>
        <text:list-item>
          <text:p text:style-name="P7">Cantos empregos diferentes atopamos no departamento 20.</text:p>
        </text:list-item>
        <text:list-item>
          <text:p text:style-name="P7">Cantos empregados ten o departamento 30.</text:p>
        </text:list-item>
        <text:list-item>
          <text:p text:style-name="P7">Obtén os departamentos que teñen máis de tres empregados e o número de empregados dos mesmos.</text:p>
        </text:list-item>
        <text:list-item>
          <text:p text:style-name="P7">Obtén os empregados que teñen polo menos un empregado ao seu mando.</text:p>
        </text:list-item>
        <text:list-item>
          <text:p text:style-name="P9">Que empregos distintos atopamos na empresa e cantos empregados desempeñan cada un.</text:p>
        </text:list-item>
        <text:list-item>
          <text:p text:style-name="P7">Obtén a suma dos salarios de cada departamento.</text:p>
        </text:list-item>
        <text:list-item>
          <text:p text:style-name="P9"><text:soft-page-break/>Obtén os empregados que non teñen ningún outro ao seu cargo.</text:p>
        </text:list-item>
        <text:list-item>
          <text:p text:style-name="P9">Obtén os nomes dos empregados xunto cos dos seus xefes, e a diferencia de salarios.</text:p>
        </text:list-item>
        <text:list-item>
          <text:p text:style-name="P9">Obtén os pares de empregados (o nome de cada un) que traballen no mesmo departamento.</text:p>
        </text:list-item>
        <text:list-item>
          <text:p text:style-name="P9">Obtén todos os pares de empregados nos que o primeiro teña un salario maior ca o segundo, e teñan o mesmo xefe.</text:p>
        </text:list-item>
        <text:list-item>
          <text:p text:style-name="P9">Obtén todos os empregados que teñen por xefe a 'Saco'.</text:p>
        </text:list-item>
        <text:list-item>
          <text:p text:style-name="P9">Obtén todos os empregados que teñen por xefe a 'Saco' ou a 'Rei'.</text:p>
        </text:list-item>
        <text:list-item>
          <text:p text:style-name="P9">Obtén os pares de empregados que cobran o mesmo traballando en departamentos distintos.</text:p>
        </text:list-item>
        <text:list-item>
          <text:p text:style-name="P9">Obtén os pares de empregados que desenvolven o mesmo traballo.</text:p>
        </text:list-item>
        <text:list-item>
          <text:p text:style-name="P9">Obtén os empregados que teñen un xefe que traballa nun departamento distinto do seu.</text:p>
        </text:list-item>
        <text:list-item>
          <text:p text:style-name="P10">Obter o nome e a localidade de cada departamento xunto co nome e posto de traballo de cada empregado asignado ao departamento. Deberán mostrarse tamén os datos dos departamentos que non teñen traballadores.</text:p>
        </text:list-item>
        <text:list-item>
          <text:p text:style-name="P9">Obter o nome dos empregados e o nome do departamento no que traballan. Obter tamén o nome dos empregados que non están asignados a ningún departamento.</text:p>
        </text:list-item>
        <text:list-item>
          <text:p text:style-name="P9">Obter o nome dos empregados e o nome do departamento no que traballan. Deberanse obter tamén os nomes dos empregados que non teñen asignado departamento e os departamentos que non teñen asignados traballador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S Mincho1" svg:font-family="'MS Mincho', 'ＭＳ 明朝'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gl" style:country-asian="ES" style:font-name-complex="Tahoma1" style:font-size-complex="12pt" style:language-complex="gl" style:country-complex="E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gl" style:country-asian="ES" style:font-name-complex="Tahoma1" style:font-size-complex="12pt" style:language-complex="gl" style:country-complex="E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font-size="18pt" fo:language="es" fo:country="ES" style:font-size-asian="18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.249cm" style:auto-text-indent="false"/>
      <style:text-properties fo:font-size="12pt" fo:font-style="italic" fo:font-weight="bold" style:font-size-asian="12pt" style:font-style-asian="italic" style:font-weight-asian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size="16pt" fo:font-weight="bold" style:font-size-asian="16pt" style:font-weight-asian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class="extra">
      <style:paragraph-properties fo:text-align="center" style:justify-single-word="false"/>
      <style:text-properties style:font-name="Arial" fo:font-family="Arial" style:font-family-generic="swiss" style:font-pitch="variable"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min-label-width="1.244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min-label-width="1.244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>
        <style:tab-stops>
          <style:tab-stop style:position="17.002cm" style:type="right"/>
        </style:tab-stops>
      </style:paragraph-properties>
      <style:text-properties fo:font-size="18pt" style:font-size-asian="18pt" style:font-size-complex="18pt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8.001cm" style:type="center"/>
          <style:tab-stop style:position="17.002cm" style:type="right"/>
        </style:tab-stops>
      </style:paragraph-properties>
      <style:text-properties fo:font-size="12pt" fo:language="gl" fo:country="ES" fo:font-style="italic" style:font-size-asian="12pt" style:font-style-asian="italic"/>
    </style:style>
    <style:style style:name="MT1" style:family="text">
      <style:text-properties fo:language="gl" fo:country="ES" fo:font-style="italic" officeooo:rsid="00034457" style:font-style-asian="italic"/>
    </style:style>
    <style:style style:name="MT2" style:family="text">
      <style:text-properties fo:language="gl" fo:country="ES"/>
    </style:style>
    <style:style style:name="MT3" style:family="text">
      <style:text-properties fo:language="gl" fo:country="ES" fo:font-style="italic" style:font-style-asian="italic" style:font-style-complex="italic"/>
    </style:style>
    <style:style style:name="MT4" style:family="text">
      <style:text-properties fo:language="gl" fo:country="ES" fo:font-style="italic" style:font-style-asian="italic"/>
    </style:style>
    <style:style style:name="MT5" style:family="text">
      <style:text-properties officeooo:rsid="00034457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39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01cm" fo:margin-left="0cm" fo:margin-right="0cm" fo:margin-top="0.50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AW</text:span><text:span text:style-name="MT2"><text:tab/></text:span><text:span text:style-name="MT3">1</text:span><text:span text:style-name="MT4">º Curso</text:span></text:p>
      </style:header>
      <style:footer>
        <text:p text:style-name="MP2">IES A Pinguela<text:tab/>Curso 20<text:span text:style-name="MT5">22</text:span>-20<text:span text:style-name="MT5">23</text:span><text:tab/>Monforte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A</dc:title>
    <meta:initial-creator>Enrique Cabañas Olmo</meta:initial-creator>
    <meta:creation-date>2007-02-05T12:00:00</meta:creation-date>
    <dc:date>2025-02-21T02:03:46.654000000</dc:date>
    <meta:print-date>2008-01-18T10:54:11</meta:print-date>
    <dc:language>es-ES</dc:language>
    <meta:editing-cycles>54</meta:editing-cycles>
    <meta:editing-duration>PT4H48M46S</meta:editing-duration>
    <meta:document-statistic meta:table-count="0" meta:image-count="0" meta:object-count="0" meta:page-count="2" meta:paragraph-count="48" meta:word-count="707" meta:character-count="4154" meta:non-whitespace-character-count="3529"/>
    <meta:user-defined meta:name="Info 1"/>
    <meta:user-defined meta:name="Info 2"/>
    <meta:user-defined meta:name="Info 3"/>
    <meta:user-defined meta:name="Info 4"/>
  </office:meta>
</office:document-meta>
</file>